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automatic"/>
      <style:text-properties fo:color="#000000"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1" style:family="table-cell" style:parent-style-name="Default" style:data-style-name="N0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2" style:family="table-cell" style:parent-style-name="Default" style:data-style-name="N3">
      <style:table-cell-properties fo:border="thin solid #000000" style:vertical-align="automatic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ce13" style:family="table-cell" style:parent-style-name="Default" style:data-style-name="N4">
      <style:table-cell-properties fo:border="thin solid #000000" style:vertical-align="automatic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ce14" style:family="table-cell" style:parent-style-name="Default" style:data-style-name="N0">
      <style:table-cell-properties fo:border="thin solid #000000" style:vertical-align="automatic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5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ce16" style:family="table-cell" style:parent-style-name="Default" style:data-style-name="N0"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73616666666667cm"/>
    </style:style>
    <style:style style:name="co2" style:family="table-column">
      <style:table-column-properties fo:break-before="auto" style:column-width="2.6246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97.2pt" style:use-optimal-row-height="true" fo:break-before="auto"/>
    </style:style>
    <style:style style:name="ro4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211" table:style-name="ta1"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row table:style-name="ro1">
          <table:table-cell office:value-type="string" table:number-columns-spanned="14" table:number-rows-spanned="1" table:style-name="ce2">
            <table:cell-range-source table:name="HTML_1" table:last-column-spanned="14" table:last-row-spanned="22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4" table:style-name="ce3"/>
          <table:table-cell table:number-columns-repeated="16370"/>
        </table:table-row>
        <table:table-row table:style-name="ro2">
          <table:table-cell office:value-type="string" table:style-name="ce4">
            <text:p>單位：新臺幣千元，卡</text:p>
          </table:table-cell>
          <table:table-cell table:number-columns-repeated="10" table:style-name="ce5"/>
          <table:table-cell office:value-type="string" table:style-name="ce6">
            <text:p>資料月份：112 年11月</text:p>
          </table:table-cell>
          <table:table-cell table:style-name="ce5"/>
          <table:table-cell table:style-name="ce7"/>
          <table:table-cell table:number-columns-repeated="16370"/>
        </table:table-row>
        <table:table-row table:style-name="ro3">
          <table:table-cell office:value-type="string" table:style-name="ce8">
            <text:p>金融機構名稱</text:p>
          </table:table-cell>
          <table:table-cell office:value-type="string" table:style-name="ce9">
            <text:p>流通卡數　　　</text:p>
          </table:table-cell>
          <table:table-cell office:value-type="string" table:style-name="ce9">
            <text:p>有效卡數　　　</text:p>
          </table:table-cell>
          <table:table-cell office:value-type="string" table:style-name="ce9">
            <text:p>當月發卡數　　　</text:p>
          </table:table-cell>
          <table:table-cell office:value-type="string" table:style-name="ce9">
            <text:p>當月停卡數　　　</text:p>
          </table:table-cell>
          <table:table-cell office:value-type="string" table:style-name="ce9">
            <text:p>循環信用餘額　　</text:p>
          </table:table-cell>
          <table:table-cell office:value-type="string" table:style-name="ce9">
            <text:p>未到期分期付款餘額　</text:p>
          </table:table-cell>
          <table:table-cell office:value-type="string" table:style-name="ce9">
            <text:p>當月簽帳金額　　</text:p>
          </table:table-cell>
          <table:table-cell office:value-type="string" table:style-name="ce9">
            <text:p>當月預借現金金額　　</text:p>
          </table:table-cell>
          <table:table-cell office:value-type="string" table:style-name="ce10">
            <text:p>逾期三個月以上帳款占應收帳款餘額(含催收款)之比率(%)</text:p>
          </table:table-cell>
          <table:table-cell office:value-type="string" table:style-name="ce9">
            <text:p>逾期六個月以上帳款占應收帳款餘額(含催收款)之比率(%)</text:p>
          </table:table-cell>
          <table:table-cell office:value-type="string" table:style-name="ce9">
            <text:p>備抵呆帳提足率(%)<text:s/></text:p>
          </table:table-cell>
          <table:table-cell office:value-type="string" table:style-name="ce9">
            <text:p>當月轉銷呆帳金額　<text:s/></text:p>
          </table:table-cell>
          <table:table-cell office:value-type="string" table:style-name="ce9">
            <text:p>當年度轉銷呆帳金額累計至資料月份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臺灣銀行</text:p>
          </table:table-cell>
          <table:table-cell office:value-type="float" office:value="257196" table:style-name="ce12">
            <text:p>257,196</text:p>
          </table:table-cell>
          <table:table-cell office:value-type="float" office:value="125458" table:style-name="ce12">
            <text:p>125,458</text:p>
          </table:table-cell>
          <table:table-cell office:value-type="float" office:value="2339" table:style-name="ce12">
            <text:p>2,339</text:p>
          </table:table-cell>
          <table:table-cell office:value-type="float" office:value="3117" table:style-name="ce12">
            <text:p>3,117</text:p>
          </table:table-cell>
          <table:table-cell office:value-type="float" office:value="165425" table:style-name="ce12">
            <text:p>165,425</text:p>
          </table:table-cell>
          <table:table-cell office:value-type="float" office:value="44009" table:style-name="ce12">
            <text:p>44,009</text:p>
          </table:table-cell>
          <table:table-cell office:value-type="float" office:value="930779" table:style-name="ce12">
            <text:p>930,779</text:p>
          </table:table-cell>
          <table:table-cell office:value-type="float" office:value="498" table:style-name="ce12">
            <text:p>498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0.01" table:style-name="ce13">
            <text:p>0.01</text:p>
          </table:table-cell>
          <table:table-cell office:value-type="float" office:value="1871.55" table:style-name="ce13">
            <text:p>1,871.55</text:p>
          </table:table-cell>
          <table:table-cell office:value-type="float" office:value="785" table:style-name="ce12">
            <text:p>785</text:p>
          </table:table-cell>
          <table:table-cell office:value-type="float" office:value="5416" table:style-name="ce12">
            <text:p>5,416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臺灣土地銀行</text:p>
          </table:table-cell>
          <table:table-cell office:value-type="float" office:value="325312" table:style-name="ce12">
            <text:p>325,312</text:p>
          </table:table-cell>
          <table:table-cell office:value-type="float" office:value="145283" table:style-name="ce12">
            <text:p>145,283</text:p>
          </table:table-cell>
          <table:table-cell office:value-type="float" office:value="2147" table:style-name="ce12">
            <text:p>2,147</text:p>
          </table:table-cell>
          <table:table-cell office:value-type="float" office:value="5089" table:style-name="ce12">
            <text:p>5,089</text:p>
          </table:table-cell>
          <table:table-cell office:value-type="float" office:value="333772" table:style-name="ce12">
            <text:p>333,772</text:p>
          </table:table-cell>
          <table:table-cell office:value-type="float" office:value="93058" table:style-name="ce12">
            <text:p>93,058</text:p>
          </table:table-cell>
          <table:table-cell office:value-type="float" office:value="861149" table:style-name="ce12">
            <text:p>861,149</text:p>
          </table:table-cell>
          <table:table-cell office:value-type="float" office:value="588" table:style-name="ce12">
            <text:p>588</text:p>
          </table:table-cell>
          <table:table-cell office:value-type="float" office:value="0.16" table:style-name="ce13">
            <text:p>0.16</text:p>
          </table:table-cell>
          <table:table-cell office:value-type="float" office:value="0.15" table:style-name="ce13">
            <text:p>0.15</text:p>
          </table:table-cell>
          <table:table-cell office:value-type="float" office:value="1369.93" table:style-name="ce13">
            <text:p>1,369.93</text:p>
          </table:table-cell>
          <table:table-cell office:value-type="float" office:value="2366" table:style-name="ce12">
            <text:p>2,366</text:p>
          </table:table-cell>
          <table:table-cell office:value-type="float" office:value="22104" table:style-name="ce12">
            <text:p>22,104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合作金庫商業銀行</text:p>
          </table:table-cell>
          <table:table-cell office:value-type="float" office:value="684850" table:style-name="ce12">
            <text:p>684,850</text:p>
          </table:table-cell>
          <table:table-cell office:value-type="float" office:value="397960" table:style-name="ce12">
            <text:p>397,960</text:p>
          </table:table-cell>
          <table:table-cell office:value-type="float" office:value="7590" table:style-name="ce12">
            <text:p>7,590</text:p>
          </table:table-cell>
          <table:table-cell office:value-type="float" office:value="4316" table:style-name="ce12">
            <text:p>4,316</text:p>
          </table:table-cell>
          <table:table-cell office:value-type="float" office:value="850881" table:style-name="ce12">
            <text:p>850,881</text:p>
          </table:table-cell>
          <table:table-cell office:value-type="float" office:value="1062826" table:style-name="ce12">
            <text:p>1,062,826</text:p>
          </table:table-cell>
          <table:table-cell office:value-type="float" office:value="3966508" table:style-name="ce12">
            <text:p>3,966,508</text:p>
          </table:table-cell>
          <table:table-cell office:value-type="float" office:value="1647" table:style-name="ce12">
            <text:p>1,647</text:p>
          </table:table-cell>
          <table:table-cell office:value-type="float" office:value="0.17" table:style-name="ce13">
            <text:p>0.17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472.11" table:style-name="ce13">
            <text:p>472.11</text:p>
          </table:table-cell>
          <table:table-cell office:value-type="float" office:value="5066" table:style-name="ce12">
            <text:p>5,066</text:p>
          </table:table-cell>
          <table:table-cell office:value-type="float" office:value="50394" table:style-name="ce12">
            <text:p>50,394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第一商業銀行</text:p>
          </table:table-cell>
          <table:table-cell office:value-type="float" office:value="1556110" table:style-name="ce12">
            <text:p>1,556,110</text:p>
          </table:table-cell>
          <table:table-cell office:value-type="float" office:value="943752" table:style-name="ce12">
            <text:p>943,752</text:p>
          </table:table-cell>
          <table:table-cell office:value-type="float" office:value="13639" table:style-name="ce12">
            <text:p>13,639</text:p>
          </table:table-cell>
          <table:table-cell office:value-type="float" office:value="9355" table:style-name="ce12">
            <text:p>9,355</text:p>
          </table:table-cell>
          <table:table-cell office:value-type="float" office:value="1562746" table:style-name="ce12">
            <text:p>1,562,746</text:p>
          </table:table-cell>
          <table:table-cell office:value-type="float" office:value="2308577" table:style-name="ce12">
            <text:p>2,308,577</text:p>
          </table:table-cell>
          <table:table-cell office:value-type="float" office:value="6669709" table:style-name="ce12">
            <text:p>6,669,709</text:p>
          </table:table-cell>
          <table:table-cell office:value-type="float" office:value="7852" table:style-name="ce12">
            <text:p>7,852</text:p>
          </table:table-cell>
          <table:table-cell office:value-type="float" office:value="0.19" table:style-name="ce13">
            <text:p>0.19</text:p>
          </table:table-cell>
          <table:table-cell office:value-type="float" office:value="0" table:style-name="ce13">
            <text:p>0.00</text:p>
          </table:table-cell>
          <table:table-cell office:value-type="float" office:value="865.62" table:style-name="ce13">
            <text:p>865.62</text:p>
          </table:table-cell>
          <table:table-cell office:value-type="float" office:value="6329" table:style-name="ce12">
            <text:p>6,329</text:p>
          </table:table-cell>
          <table:table-cell office:value-type="float" office:value="66120" table:style-name="ce12">
            <text:p>66,120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華南商業銀行</text:p>
          </table:table-cell>
          <table:table-cell office:value-type="float" office:value="1072238" table:style-name="ce12">
            <text:p>1,072,238</text:p>
          </table:table-cell>
          <table:table-cell office:value-type="float" office:value="833031" table:style-name="ce12">
            <text:p>833,031</text:p>
          </table:table-cell>
          <table:table-cell office:value-type="float" office:value="6396" table:style-name="ce12">
            <text:p>6,396</text:p>
          </table:table-cell>
          <table:table-cell office:value-type="float" office:value="9792" table:style-name="ce12">
            <text:p>9,792</text:p>
          </table:table-cell>
          <table:table-cell office:value-type="float" office:value="1083668" table:style-name="ce12">
            <text:p>1,083,668</text:p>
          </table:table-cell>
          <table:table-cell office:value-type="float" office:value="4515351" table:style-name="ce12">
            <text:p>4,515,351</text:p>
          </table:table-cell>
          <table:table-cell office:value-type="float" office:value="5029755" table:style-name="ce12">
            <text:p>5,029,755</text:p>
          </table:table-cell>
          <table:table-cell office:value-type="float" office:value="1785" table:style-name="ce12">
            <text:p>1,785</text:p>
          </table:table-cell>
          <table:table-cell office:value-type="float" office:value="0.18" table:style-name="ce13">
            <text:p>0.18</text:p>
          </table:table-cell>
          <table:table-cell office:value-type="float" office:value="0" table:style-name="ce13">
            <text:p>0.00</text:p>
          </table:table-cell>
          <table:table-cell office:value-type="float" office:value="344.88" table:style-name="ce13">
            <text:p>344.88</text:p>
          </table:table-cell>
          <table:table-cell office:value-type="float" office:value="0" table:style-name="ce12">
            <text:p>0</text:p>
          </table:table-cell>
          <table:table-cell office:value-type="float" office:value="42185" table:style-name="ce12">
            <text:p>42,185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彰化商業銀行</text:p>
          </table:table-cell>
          <table:table-cell office:value-type="float" office:value="625692" table:style-name="ce12">
            <text:p>625,692</text:p>
          </table:table-cell>
          <table:table-cell office:value-type="float" office:value="290765" table:style-name="ce12">
            <text:p>290,765</text:p>
          </table:table-cell>
          <table:table-cell office:value-type="float" office:value="4637" table:style-name="ce12">
            <text:p>4,637</text:p>
          </table:table-cell>
          <table:table-cell office:value-type="float" office:value="4767" table:style-name="ce12">
            <text:p>4,767</text:p>
          </table:table-cell>
          <table:table-cell office:value-type="float" office:value="353156" table:style-name="ce12">
            <text:p>353,156</text:p>
          </table:table-cell>
          <table:table-cell office:value-type="float" office:value="785879" table:style-name="ce12">
            <text:p>785,879</text:p>
          </table:table-cell>
          <table:table-cell office:value-type="float" office:value="2083339" table:style-name="ce12">
            <text:p>2,083,339</text:p>
          </table:table-cell>
          <table:table-cell office:value-type="float" office:value="1095" table:style-name="ce12">
            <text:p>1,095</text:p>
          </table:table-cell>
          <table:table-cell office:value-type="float" office:value="0.2" table:style-name="ce13">
            <text:p>0.20</text:p>
          </table:table-cell>
          <table:table-cell office:value-type="float" office:value="0" table:style-name="ce13">
            <text:p>0.00</text:p>
          </table:table-cell>
          <table:table-cell office:value-type="float" office:value="581.97" table:style-name="ce13">
            <text:p>581.97</text:p>
          </table:table-cell>
          <table:table-cell office:value-type="float" office:value="1982" table:style-name="ce12">
            <text:p>1,982</text:p>
          </table:table-cell>
          <table:table-cell office:value-type="float" office:value="18677" table:style-name="ce12">
            <text:p>18,677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上海商業儲蓄銀行</text:p>
          </table:table-cell>
          <table:table-cell office:value-type="float" office:value="478169" table:style-name="ce12">
            <text:p>478,169</text:p>
          </table:table-cell>
          <table:table-cell office:value-type="float" office:value="213067" table:style-name="ce12">
            <text:p>213,067</text:p>
          </table:table-cell>
          <table:table-cell office:value-type="float" office:value="2826" table:style-name="ce12">
            <text:p>2,826</text:p>
          </table:table-cell>
          <table:table-cell office:value-type="float" office:value="2460" table:style-name="ce12">
            <text:p>2,460</text:p>
          </table:table-cell>
          <table:table-cell office:value-type="float" office:value="617340" table:style-name="ce12">
            <text:p>617,340</text:p>
          </table:table-cell>
          <table:table-cell office:value-type="float" office:value="1847525" table:style-name="ce12">
            <text:p>1,847,525</text:p>
          </table:table-cell>
          <table:table-cell office:value-type="float" office:value="1827795" table:style-name="ce12">
            <text:p>1,827,795</text:p>
          </table:table-cell>
          <table:table-cell office:value-type="float" office:value="5791" table:style-name="ce12">
            <text:p>5,791</text:p>
          </table:table-cell>
          <table:table-cell office:value-type="float" office:value="0.19" table:style-name="ce13">
            <text:p>0.19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975.81" table:style-name="ce13">
            <text:p>975.81</text:p>
          </table:table-cell>
          <table:table-cell office:value-type="float" office:value="4087" table:style-name="ce12">
            <text:p>4,087</text:p>
          </table:table-cell>
          <table:table-cell office:value-type="float" office:value="31962" table:style-name="ce12">
            <text:p>31,962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台北富邦商業銀行</text:p>
          </table:table-cell>
          <table:table-cell office:value-type="float" office:value="7167873" table:style-name="ce12">
            <text:p>7,167,873</text:p>
          </table:table-cell>
          <table:table-cell office:value-type="float" office:value="5416399" table:style-name="ce12">
            <text:p>5,416,399</text:p>
          </table:table-cell>
          <table:table-cell office:value-type="float" office:value="115618" table:style-name="ce12">
            <text:p>115,618</text:p>
          </table:table-cell>
          <table:table-cell office:value-type="float" office:value="26433" table:style-name="ce12">
            <text:p>26,433</text:p>
          </table:table-cell>
          <table:table-cell office:value-type="float" office:value="8584964" table:style-name="ce12">
            <text:p>8,584,964</text:p>
          </table:table-cell>
          <table:table-cell office:value-type="float" office:value="33056802" table:style-name="ce12">
            <text:p>33,056,802</text:p>
          </table:table-cell>
          <table:table-cell office:value-type="float" office:value="53374677" table:style-name="ce12">
            <text:p>53,374,677</text:p>
          </table:table-cell>
          <table:table-cell office:value-type="float" office:value="110451" table:style-name="ce12">
            <text:p>110,451</text:p>
          </table:table-cell>
          <table:table-cell office:value-type="float" office:value="0.13" table:style-name="ce13">
            <text:p>0.13</text:p>
          </table:table-cell>
          <table:table-cell office:value-type="float" office:value="0" table:style-name="ce13">
            <text:p>0.00</text:p>
          </table:table-cell>
          <table:table-cell office:value-type="float" office:value="1280.56" table:style-name="ce13">
            <text:p>1,280.56</text:p>
          </table:table-cell>
          <table:table-cell office:value-type="float" office:value="42281" table:style-name="ce12">
            <text:p>42,281</text:p>
          </table:table-cell>
          <table:table-cell office:value-type="float" office:value="346013" table:style-name="ce12">
            <text:p>346,013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國泰世華商業銀行</text:p>
          </table:table-cell>
          <table:table-cell office:value-type="float" office:value="7188709" table:style-name="ce12">
            <text:p>7,188,709</text:p>
          </table:table-cell>
          <table:table-cell office:value-type="float" office:value="4599971" table:style-name="ce12">
            <text:p>4,599,971</text:p>
          </table:table-cell>
          <table:table-cell office:value-type="float" office:value="52053" table:style-name="ce12">
            <text:p>52,053</text:p>
          </table:table-cell>
          <table:table-cell office:value-type="float" office:value="42626" table:style-name="ce12">
            <text:p>42,626</text:p>
          </table:table-cell>
          <table:table-cell office:value-type="float" office:value="18883374" table:style-name="ce12">
            <text:p>18,883,374</text:p>
          </table:table-cell>
          <table:table-cell office:value-type="float" office:value="30505735" table:style-name="ce12">
            <text:p>30,505,735</text:p>
          </table:table-cell>
          <table:table-cell office:value-type="float" office:value="56872096" table:style-name="ce12">
            <text:p>56,872,096</text:p>
          </table:table-cell>
          <table:table-cell office:value-type="float" office:value="248740" table:style-name="ce12">
            <text:p>248,740</text:p>
          </table:table-cell>
          <table:table-cell office:value-type="float" office:value="0.19" table:style-name="ce13">
            <text:p>0.19</text:p>
          </table:table-cell>
          <table:table-cell office:value-type="float" office:value="0" table:style-name="ce13">
            <text:p>0.00</text:p>
          </table:table-cell>
          <table:table-cell office:value-type="float" office:value="1339.28" table:style-name="ce13">
            <text:p>1,339.28</text:p>
          </table:table-cell>
          <table:table-cell office:value-type="float" office:value="59248" table:style-name="ce12">
            <text:p>59,248</text:p>
          </table:table-cell>
          <table:table-cell office:value-type="float" office:value="575033" table:style-name="ce12">
            <text:p>575,033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高雄銀行</text:p>
          </table:table-cell>
          <table:table-cell office:value-type="float" office:value="9985" table:style-name="ce12">
            <text:p>9,985</text:p>
          </table:table-cell>
          <table:table-cell office:value-type="float" office:value="4492" table:style-name="ce12">
            <text:p>4,492</text:p>
          </table:table-cell>
          <table:table-cell office:value-type="float" office:value="9" table:style-name="ce12">
            <text:p>9</text:p>
          </table:table-cell>
          <table:table-cell office:value-type="float" office:value="95" table:style-name="ce12">
            <text:p>95</text:p>
          </table:table-cell>
          <table:table-cell office:value-type="float" office:value="14286" table:style-name="ce12">
            <text:p>14,286</text:p>
          </table:table-cell>
          <table:table-cell office:value-type="float" office:value="688" table:style-name="ce12">
            <text:p>688</text:p>
          </table:table-cell>
          <table:table-cell office:value-type="float" office:value="217705" table:style-name="ce12">
            <text:p>217,705</text:p>
          </table:table-cell>
          <table:table-cell office:value-type="float" office:value="115" table:style-name="ce12">
            <text:p>115</text:p>
          </table:table-cell>
          <table:table-cell office:value-type="float" office:value="0.38" table:style-name="ce13">
            <text:p>0.38</text:p>
          </table:table-cell>
          <table:table-cell office:value-type="float" office:value="0.38" table:style-name="ce13">
            <text:p>0.38</text:p>
          </table:table-cell>
          <table:table-cell office:value-type="float" office:value="210.67" table:style-name="ce13">
            <text:p>210.67</text:p>
          </table:table-cell>
          <table:table-cell office:value-type="float" office:value="0" table:style-name="ce12">
            <text:p>0</text:p>
          </table:table-cell>
          <table:table-cell office:value-type="float" office:value="1400" table:style-name="ce12">
            <text:p>1,400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兆豐國際商業銀行</text:p>
          </table:table-cell>
          <table:table-cell office:value-type="float" office:value="1149739" table:style-name="ce12">
            <text:p>1,149,739</text:p>
          </table:table-cell>
          <table:table-cell office:value-type="float" office:value="661070" table:style-name="ce12">
            <text:p>661,070</text:p>
          </table:table-cell>
          <table:table-cell office:value-type="float" office:value="6006" table:style-name="ce12">
            <text:p>6,006</text:p>
          </table:table-cell>
          <table:table-cell office:value-type="float" office:value="5204" table:style-name="ce12">
            <text:p>5,204</text:p>
          </table:table-cell>
          <table:table-cell office:value-type="float" office:value="1749118" table:style-name="ce12">
            <text:p>1,749,118</text:p>
          </table:table-cell>
          <table:table-cell office:value-type="float" office:value="2929658" table:style-name="ce12">
            <text:p>2,929,658</text:p>
          </table:table-cell>
          <table:table-cell office:value-type="float" office:value="4469582" table:style-name="ce12">
            <text:p>4,469,582</text:p>
          </table:table-cell>
          <table:table-cell office:value-type="float" office:value="14433" table:style-name="ce12">
            <text:p>14,433</text:p>
          </table:table-cell>
          <table:table-cell office:value-type="float" office:value="0.25" table:style-name="ce13">
            <text:p>0.25</text:p>
          </table:table-cell>
          <table:table-cell office:value-type="float" office:value="0.01" table:style-name="ce13">
            <text:p>0.01</text:p>
          </table:table-cell>
          <table:table-cell office:value-type="float" office:value="617.26" table:style-name="ce13">
            <text:p>617.26</text:p>
          </table:table-cell>
          <table:table-cell office:value-type="float" office:value="12003" table:style-name="ce12">
            <text:p>12,003</text:p>
          </table:table-cell>
          <table:table-cell office:value-type="float" office:value="92337" table:style-name="ce12">
            <text:p>92,337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花旗(台灣)商業銀行</text:p>
          </table:table-cell>
          <table:table-cell office:value-type="float" office:value="19961" table:style-name="ce12">
            <text:p>19,961</text:p>
          </table:table-cell>
          <table:table-cell office:value-type="float" office:value="12558" table:style-name="ce12">
            <text:p>12,558</text:p>
          </table:table-cell>
          <table:table-cell office:value-type="float" office:value="254" table:style-name="ce12">
            <text:p>254</text:p>
          </table:table-cell>
          <table:table-cell office:value-type="float" office:value="222" table:style-name="ce12">
            <text:p>22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45967" table:style-name="ce12">
            <text:p>445,967</text:p>
          </table:table-cell>
          <table:table-cell office:value-type="float" office:value="97" table:style-name="ce12">
            <text:p>97</text:p>
          </table:table-cell>
          <table:table-cell office:value-type="float" office:value="0.05" table:style-name="ce13">
            <text:p>0.05</text:p>
          </table:table-cell>
          <table:table-cell office:value-type="float" office:value="0" table:style-name="ce13">
            <text:p>0.00</text:p>
          </table:table-cell>
          <table:table-cell office:value-type="float" office:value="196.22" table:style-name="ce13">
            <text:p>196.22</text:p>
          </table:table-cell>
          <table:table-cell office:value-type="float" office:value="0" table:style-name="ce12">
            <text:p>0</text:p>
          </table:table-cell>
          <table:table-cell office:value-type="float" office:value="285413" table:style-name="ce12">
            <text:p>285,413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臺灣中小企業銀行</text:p>
          </table:table-cell>
          <table:table-cell office:value-type="float" office:value="172401" table:style-name="ce12">
            <text:p>172,401</text:p>
          </table:table-cell>
          <table:table-cell office:value-type="float" office:value="96943" table:style-name="ce12">
            <text:p>96,943</text:p>
          </table:table-cell>
          <table:table-cell office:value-type="float" office:value="380" table:style-name="ce12">
            <text:p>380</text:p>
          </table:table-cell>
          <table:table-cell office:value-type="float" office:value="1178" table:style-name="ce12">
            <text:p>1,178</text:p>
          </table:table-cell>
          <table:table-cell office:value-type="float" office:value="274497" table:style-name="ce12">
            <text:p>274,497</text:p>
          </table:table-cell>
          <table:table-cell office:value-type="float" office:value="210985" table:style-name="ce12">
            <text:p>210,985</text:p>
          </table:table-cell>
          <table:table-cell office:value-type="float" office:value="923087" table:style-name="ce12">
            <text:p>923,087</text:p>
          </table:table-cell>
          <table:table-cell office:value-type="float" office:value="1564" table:style-name="ce12">
            <text:p>1,564</text:p>
          </table:table-cell>
          <table:table-cell office:value-type="float" office:value="0.04" table:style-name="ce13">
            <text:p>0.04</text:p>
          </table:table-cell>
          <table:table-cell office:value-type="float" office:value="0.03" table:style-name="ce13">
            <text:p>0.03</text:p>
          </table:table-cell>
          <table:table-cell office:value-type="float" office:value="300.57" table:style-name="ce13">
            <text:p>300.57</text:p>
          </table:table-cell>
          <table:table-cell office:value-type="float" office:value="1635" table:style-name="ce12">
            <text:p>1,635</text:p>
          </table:table-cell>
          <table:table-cell office:value-type="float" office:value="12173" table:style-name="ce12">
            <text:p>12,173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渣打國際商業銀行</text:p>
          </table:table-cell>
          <table:table-cell office:value-type="float" office:value="289327" table:style-name="ce12">
            <text:p>289,327</text:p>
          </table:table-cell>
          <table:table-cell office:value-type="float" office:value="188513" table:style-name="ce12">
            <text:p>188,513</text:p>
          </table:table-cell>
          <table:table-cell office:value-type="float" office:value="3206" table:style-name="ce12">
            <text:p>3,206</text:p>
          </table:table-cell>
          <table:table-cell office:value-type="float" office:value="3737" table:style-name="ce12">
            <text:p>3,737</text:p>
          </table:table-cell>
          <table:table-cell office:value-type="float" office:value="901546" table:style-name="ce12">
            <text:p>901,546</text:p>
          </table:table-cell>
          <table:table-cell office:value-type="float" office:value="558816" table:style-name="ce12">
            <text:p>558,816</text:p>
          </table:table-cell>
          <table:table-cell office:value-type="float" office:value="1794797" table:style-name="ce12">
            <text:p>1,794,797</text:p>
          </table:table-cell>
          <table:table-cell office:value-type="float" office:value="3934" table:style-name="ce12">
            <text:p>3,934</text:p>
          </table:table-cell>
          <table:table-cell office:value-type="float" office:value="0.2" table:style-name="ce13">
            <text:p>0.20</text:p>
          </table:table-cell>
          <table:table-cell office:value-type="float" office:value="0" table:style-name="ce13">
            <text:p>0.00</text:p>
          </table:table-cell>
          <table:table-cell office:value-type="float" office:value="878.76" table:style-name="ce13">
            <text:p>878.76</text:p>
          </table:table-cell>
          <table:table-cell office:value-type="float" office:value="3717" table:style-name="ce12">
            <text:p>3,717</text:p>
          </table:table-cell>
          <table:table-cell office:value-type="float" office:value="38030" table:style-name="ce12">
            <text:p>38,030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台中商業銀行</text:p>
          </table:table-cell>
          <table:table-cell office:value-type="float" office:value="164602" table:style-name="ce12">
            <text:p>164,602</text:p>
          </table:table-cell>
          <table:table-cell office:value-type="float" office:value="81269" table:style-name="ce12">
            <text:p>81,269</text:p>
          </table:table-cell>
          <table:table-cell office:value-type="float" office:value="1722" table:style-name="ce12">
            <text:p>1,722</text:p>
          </table:table-cell>
          <table:table-cell office:value-type="float" office:value="1019" table:style-name="ce12">
            <text:p>1,019</text:p>
          </table:table-cell>
          <table:table-cell office:value-type="float" office:value="211465" table:style-name="ce12">
            <text:p>211,465</text:p>
          </table:table-cell>
          <table:table-cell office:value-type="float" office:value="51937" table:style-name="ce12">
            <text:p>51,937</text:p>
          </table:table-cell>
          <table:table-cell office:value-type="float" office:value="648958" table:style-name="ce12">
            <text:p>648,958</text:p>
          </table:table-cell>
          <table:table-cell office:value-type="float" office:value="227" table:style-name="ce12">
            <text:p>227</text:p>
          </table:table-cell>
          <table:table-cell office:value-type="float" office:value="0.13" table:style-name="ce13">
            <text:p>0.13</text:p>
          </table:table-cell>
          <table:table-cell office:value-type="float" office:value="0" table:style-name="ce13">
            <text:p>0.00</text:p>
          </table:table-cell>
          <table:table-cell office:value-type="float" office:value="1600.67" table:style-name="ce13">
            <text:p>1,600.67</text:p>
          </table:table-cell>
          <table:table-cell office:value-type="float" office:value="1795" table:style-name="ce12">
            <text:p>1,795</text:p>
          </table:table-cell>
          <table:table-cell office:value-type="float" office:value="14921" table:style-name="ce12">
            <text:p>14,921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滙豐(台灣)商業銀行</text:p>
          </table:table-cell>
          <table:table-cell office:value-type="float" office:value="706623" table:style-name="ce12">
            <text:p>706,623</text:p>
          </table:table-cell>
          <table:table-cell office:value-type="float" office:value="467810" table:style-name="ce12">
            <text:p>467,810</text:p>
          </table:table-cell>
          <table:table-cell office:value-type="float" office:value="8208" table:style-name="ce12">
            <text:p>8,208</text:p>
          </table:table-cell>
          <table:table-cell office:value-type="float" office:value="4833" table:style-name="ce12">
            <text:p>4,833</text:p>
          </table:table-cell>
          <table:table-cell office:value-type="float" office:value="1841916" table:style-name="ce12">
            <text:p>1,841,916</text:p>
          </table:table-cell>
          <table:table-cell office:value-type="float" office:value="1479291" table:style-name="ce12">
            <text:p>1,479,291</text:p>
          </table:table-cell>
          <table:table-cell office:value-type="float" office:value="7496633" table:style-name="ce12">
            <text:p>7,496,633</text:p>
          </table:table-cell>
          <table:table-cell office:value-type="float" office:value="22088" table:style-name="ce12">
            <text:p>22,088</text:p>
          </table:table-cell>
          <table:table-cell office:value-type="float" office:value="0.26" table:style-name="ce13">
            <text:p>0.26</text:p>
          </table:table-cell>
          <table:table-cell office:value-type="float" office:value="0" table:style-name="ce13">
            <text:p>0.00</text:p>
          </table:table-cell>
          <table:table-cell office:value-type="float" office:value="1253.23" table:style-name="ce13">
            <text:p>1,253.23</text:p>
          </table:table-cell>
          <table:table-cell office:value-type="float" office:value="5978" table:style-name="ce12">
            <text:p>5,978</text:p>
          </table:table-cell>
          <table:table-cell office:value-type="float" office:value="69550" table:style-name="ce12">
            <text:p>69,550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華泰商業銀行</text:p>
          </table:table-cell>
          <table:table-cell office:value-type="float" office:value="8958" table:style-name="ce12">
            <text:p>8,958</text:p>
          </table:table-cell>
          <table:table-cell office:value-type="float" office:value="4889" table:style-name="ce12">
            <text:p>4,889</text:p>
          </table:table-cell>
          <table:table-cell office:value-type="float" office:value="18" table:style-name="ce12">
            <text:p>18</text:p>
          </table:table-cell>
          <table:table-cell office:value-type="float" office:value="24" table:style-name="ce12">
            <text:p>24</text:p>
          </table:table-cell>
          <table:table-cell office:value-type="float" office:value="7295" table:style-name="ce12">
            <text:p>7,295</text:p>
          </table:table-cell>
          <table:table-cell office:value-type="float" office:value="2282" table:style-name="ce12">
            <text:p>2,282</text:p>
          </table:table-cell>
          <table:table-cell office:value-type="float" office:value="43788" table:style-name="ce12">
            <text:p>43,788</text:p>
          </table:table-cell>
          <table:table-cell office:value-type="float" office:value="0" table:style-name="ce12">
            <text:p>0</text:p>
          </table:table-cell>
          <table:table-cell office:value-type="float" office:value="0.21" table:style-name="ce13">
            <text:p>0.21</text:p>
          </table:table-cell>
          <table:table-cell office:value-type="float" office:value="0" table:style-name="ce13">
            <text:p>0.00</text:p>
          </table:table-cell>
          <table:table-cell office:value-type="float" office:value="784.75" table:style-name="ce13">
            <text:p>784.75</text:p>
          </table:table-cell>
          <table:table-cell office:value-type="float" office:value="0" table:style-name="ce12">
            <text:p>0</text:p>
          </table:table-cell>
          <table:table-cell office:value-type="float" office:value="392" table:style-name="ce12">
            <text:p>392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臺灣新光商業銀行</text:p>
          </table:table-cell>
          <table:table-cell office:value-type="float" office:value="1072721" table:style-name="ce12">
            <text:p>1,072,721</text:p>
          </table:table-cell>
          <table:table-cell office:value-type="float" office:value="606358" table:style-name="ce12">
            <text:p>606,358</text:p>
          </table:table-cell>
          <table:table-cell office:value-type="float" office:value="7597" table:style-name="ce12">
            <text:p>7,597</text:p>
          </table:table-cell>
          <table:table-cell office:value-type="float" office:value="7413" table:style-name="ce12">
            <text:p>7,413</text:p>
          </table:table-cell>
          <table:table-cell office:value-type="float" office:value="1625500" table:style-name="ce12">
            <text:p>1,625,500</text:p>
          </table:table-cell>
          <table:table-cell office:value-type="float" office:value="2523478" table:style-name="ce12">
            <text:p>2,523,478</text:p>
          </table:table-cell>
          <table:table-cell office:value-type="float" office:value="4596306" table:style-name="ce12">
            <text:p>4,596,306</text:p>
          </table:table-cell>
          <table:table-cell office:value-type="float" office:value="5237" table:style-name="ce12">
            <text:p>5,237</text:p>
          </table:table-cell>
          <table:table-cell office:value-type="float" office:value="0.18" table:style-name="ce13">
            <text:p>0.18</text:p>
          </table:table-cell>
          <table:table-cell office:value-type="float" office:value="0.02" table:style-name="ce13">
            <text:p>0.02</text:p>
          </table:table-cell>
          <table:table-cell office:value-type="float" office:value="297.92" table:style-name="ce13">
            <text:p>297.92</text:p>
          </table:table-cell>
          <table:table-cell office:value-type="float" office:value="7098" table:style-name="ce12">
            <text:p>7,098</text:p>
          </table:table-cell>
          <table:table-cell office:value-type="float" office:value="69457" table:style-name="ce12">
            <text:p>69,457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陽信商業銀行</text:p>
          </table:table-cell>
          <table:table-cell office:value-type="float" office:value="116675" table:style-name="ce12">
            <text:p>116,675</text:p>
          </table:table-cell>
          <table:table-cell office:value-type="float" office:value="57711" table:style-name="ce12">
            <text:p>57,711</text:p>
          </table:table-cell>
          <table:table-cell office:value-type="float" office:value="723" table:style-name="ce12">
            <text:p>723</text:p>
          </table:table-cell>
          <table:table-cell office:value-type="float" office:value="1175" table:style-name="ce12">
            <text:p>1,175</text:p>
          </table:table-cell>
          <table:table-cell office:value-type="float" office:value="173510" table:style-name="ce12">
            <text:p>173,510</text:p>
          </table:table-cell>
          <table:table-cell office:value-type="float" office:value="121925" table:style-name="ce12">
            <text:p>121,925</text:p>
          </table:table-cell>
          <table:table-cell office:value-type="float" office:value="430615" table:style-name="ce12">
            <text:p>430,615</text:p>
          </table:table-cell>
          <table:table-cell office:value-type="float" office:value="121" table:style-name="ce12">
            <text:p>121</text:p>
          </table:table-cell>
          <table:table-cell office:value-type="float" office:value="0.39" table:style-name="ce13">
            <text:p>0.39</text:p>
          </table:table-cell>
          <table:table-cell office:value-type="float" office:value="0.02" table:style-name="ce13">
            <text:p>0.02</text:p>
          </table:table-cell>
          <table:table-cell office:value-type="float" office:value="619.74" table:style-name="ce13">
            <text:p>619.74</text:p>
          </table:table-cell>
          <table:table-cell office:value-type="float" office:value="0" table:style-name="ce12">
            <text:p>0</text:p>
          </table:table-cell>
          <table:table-cell office:value-type="float" office:value="7588" table:style-name="ce12">
            <text:p>7,588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三信商業銀行</text:p>
          </table:table-cell>
          <table:table-cell office:value-type="float" office:value="20124" table:style-name="ce12">
            <text:p>20,124</text:p>
          </table:table-cell>
          <table:table-cell office:value-type="float" office:value="13038" table:style-name="ce12">
            <text:p>13,038</text:p>
          </table:table-cell>
          <table:table-cell office:value-type="float" office:value="228" table:style-name="ce12">
            <text:p>228</text:p>
          </table:table-cell>
          <table:table-cell office:value-type="float" office:value="131" table:style-name="ce12">
            <text:p>131</text:p>
          </table:table-cell>
          <table:table-cell office:value-type="float" office:value="28616" table:style-name="ce12">
            <text:p>28,616</text:p>
          </table:table-cell>
          <table:table-cell office:value-type="float" office:value="17162" table:style-name="ce12">
            <text:p>17,162</text:p>
          </table:table-cell>
          <table:table-cell office:value-type="float" office:value="137002" table:style-name="ce12">
            <text:p>137,002</text:p>
          </table:table-cell>
          <table:table-cell office:value-type="float" office:value="33" table:style-name="ce12">
            <text:p>33</text:p>
          </table:table-cell>
          <table:table-cell office:value-type="float" office:value="0.24" table:style-name="ce13">
            <text:p>0.24</text:p>
          </table:table-cell>
          <table:table-cell office:value-type="float" office:value="0" table:style-name="ce13">
            <text:p>0.00</text:p>
          </table:table-cell>
          <table:table-cell office:value-type="float" office:value="3532.18" table:style-name="ce13">
            <text:p>3,532.18</text:p>
          </table:table-cell>
          <table:table-cell office:value-type="float" office:value="173" table:style-name="ce12">
            <text:p>173</text:p>
          </table:table-cell>
          <table:table-cell office:value-type="float" office:value="1454" table:style-name="ce12">
            <text:p>1,454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聯邦商業銀行</text:p>
          </table:table-cell>
          <table:table-cell office:value-type="float" office:value="2842482" table:style-name="ce12">
            <text:p>2,842,482</text:p>
          </table:table-cell>
          <table:table-cell office:value-type="float" office:value="1749789" table:style-name="ce12">
            <text:p>1,749,789</text:p>
          </table:table-cell>
          <table:table-cell office:value-type="float" office:value="50263" table:style-name="ce12">
            <text:p>50,263</text:p>
          </table:table-cell>
          <table:table-cell office:value-type="float" office:value="17903" table:style-name="ce12">
            <text:p>17,903</text:p>
          </table:table-cell>
          <table:table-cell office:value-type="float" office:value="6213702" table:style-name="ce12">
            <text:p>6,213,702</text:p>
          </table:table-cell>
          <table:table-cell office:value-type="float" office:value="6080012" table:style-name="ce12">
            <text:p>6,080,012</text:p>
          </table:table-cell>
          <table:table-cell office:value-type="float" office:value="16330023" table:style-name="ce12">
            <text:p>16,330,023</text:p>
          </table:table-cell>
          <table:table-cell office:value-type="float" office:value="44470" table:style-name="ce12">
            <text:p>44,470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0" table:style-name="ce13">
            <text:p>0.00</text:p>
          </table:table-cell>
          <table:table-cell office:value-type="float" office:value="240.61" table:style-name="ce13">
            <text:p>240.61</text:p>
          </table:table-cell>
          <table:table-cell office:value-type="float" office:value="16967" table:style-name="ce12">
            <text:p>16,967</text:p>
          </table:table-cell>
          <table:table-cell office:value-type="float" office:value="157975" table:style-name="ce12">
            <text:p>157,975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遠東國際商業銀行</text:p>
          </table:table-cell>
          <table:table-cell office:value-type="float" office:value="1355053" table:style-name="ce12">
            <text:p>1,355,053</text:p>
          </table:table-cell>
          <table:table-cell office:value-type="float" office:value="977431" table:style-name="ce12">
            <text:p>977,431</text:p>
          </table:table-cell>
          <table:table-cell office:value-type="float" office:value="8650" table:style-name="ce12">
            <text:p>8,650</text:p>
          </table:table-cell>
          <table:table-cell office:value-type="float" office:value="13009" table:style-name="ce12">
            <text:p>13,009</text:p>
          </table:table-cell>
          <table:table-cell office:value-type="float" office:value="3484991" table:style-name="ce12">
            <text:p>3,484,991</text:p>
          </table:table-cell>
          <table:table-cell office:value-type="float" office:value="4774879" table:style-name="ce12">
            <text:p>4,774,879</text:p>
          </table:table-cell>
          <table:table-cell office:value-type="float" office:value="4554394" table:style-name="ce12">
            <text:p>4,554,394</text:p>
          </table:table-cell>
          <table:table-cell office:value-type="float" office:value="98863" table:style-name="ce12">
            <text:p>98,863</text:p>
          </table:table-cell>
          <table:table-cell office:value-type="float" office:value="0.33" table:style-name="ce13">
            <text:p>0.33</text:p>
          </table:table-cell>
          <table:table-cell office:value-type="float" office:value="0.08" table:style-name="ce13">
            <text:p>0.08</text:p>
          </table:table-cell>
          <table:table-cell office:value-type="float" office:value="102.44" table:style-name="ce13">
            <text:p>102.44</text:p>
          </table:table-cell>
          <table:table-cell office:value-type="float" office:value="11848" table:style-name="ce12">
            <text:p>11,848</text:p>
          </table:table-cell>
          <table:table-cell office:value-type="float" office:value="118107" table:style-name="ce12">
            <text:p>118,107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元大商業銀行</text:p>
          </table:table-cell>
          <table:table-cell office:value-type="float" office:value="1203661" table:style-name="ce12">
            <text:p>1,203,661</text:p>
          </table:table-cell>
          <table:table-cell office:value-type="float" office:value="561369" table:style-name="ce12">
            <text:p>561,369</text:p>
          </table:table-cell>
          <table:table-cell office:value-type="float" office:value="5172" table:style-name="ce12">
            <text:p>5,172</text:p>
          </table:table-cell>
          <table:table-cell office:value-type="float" office:value="10906" table:style-name="ce12">
            <text:p>10,906</text:p>
          </table:table-cell>
          <table:table-cell office:value-type="float" office:value="1148586" table:style-name="ce12">
            <text:p>1,148,586</text:p>
          </table:table-cell>
          <table:table-cell office:value-type="float" office:value="3662076" table:style-name="ce12">
            <text:p>3,662,076</text:p>
          </table:table-cell>
          <table:table-cell office:value-type="float" office:value="4916380" table:style-name="ce12">
            <text:p>4,916,380</text:p>
          </table:table-cell>
          <table:table-cell office:value-type="float" office:value="18717" table:style-name="ce12">
            <text:p>18,717</text:p>
          </table:table-cell>
          <table:table-cell office:value-type="float" office:value="0.08" table:style-name="ce13">
            <text:p>0.08</text:p>
          </table:table-cell>
          <table:table-cell office:value-type="float" office:value="0" table:style-name="ce13">
            <text:p>0.00</text:p>
          </table:table-cell>
          <table:table-cell office:value-type="float" office:value="839.29" table:style-name="ce13">
            <text:p>839.29</text:p>
          </table:table-cell>
          <table:table-cell office:value-type="float" office:value="6018" table:style-name="ce12">
            <text:p>6,018</text:p>
          </table:table-cell>
          <table:table-cell office:value-type="float" office:value="54692" table:style-name="ce12">
            <text:p>54,692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永豐商業銀行</text:p>
          </table:table-cell>
          <table:table-cell office:value-type="float" office:value="2204769" table:style-name="ce12">
            <text:p>2,204,769</text:p>
          </table:table-cell>
          <table:table-cell office:value-type="float" office:value="1257760" table:style-name="ce12">
            <text:p>1,257,760</text:p>
          </table:table-cell>
          <table:table-cell office:value-type="float" office:value="14100" table:style-name="ce12">
            <text:p>14,100</text:p>
          </table:table-cell>
          <table:table-cell office:value-type="float" office:value="11054" table:style-name="ce12">
            <text:p>11,054</text:p>
          </table:table-cell>
          <table:table-cell office:value-type="float" office:value="3771708" table:style-name="ce12">
            <text:p>3,771,708</text:p>
          </table:table-cell>
          <table:table-cell office:value-type="float" office:value="5125196" table:style-name="ce12">
            <text:p>5,125,196</text:p>
          </table:table-cell>
          <table:table-cell office:value-type="float" office:value="11687531" table:style-name="ce12">
            <text:p>11,687,531</text:p>
          </table:table-cell>
          <table:table-cell office:value-type="float" office:value="69375" table:style-name="ce12">
            <text:p>69,375</text:p>
          </table:table-cell>
          <table:table-cell office:value-type="float" office:value="0.15" table:style-name="ce13">
            <text:p>0.15</text:p>
          </table:table-cell>
          <table:table-cell office:value-type="float" office:value="0" table:style-name="ce13">
            <text:p>0.00</text:p>
          </table:table-cell>
          <table:table-cell office:value-type="float" office:value="617.01" table:style-name="ce13">
            <text:p>617.01</text:p>
          </table:table-cell>
          <table:table-cell office:value-type="float" office:value="16585" table:style-name="ce12">
            <text:p>16,585</text:p>
          </table:table-cell>
          <table:table-cell office:value-type="float" office:value="156559" table:style-name="ce12">
            <text:p>156,559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玉山商業銀行</text:p>
          </table:table-cell>
          <table:table-cell office:value-type="float" office:value="7202986" table:style-name="ce12">
            <text:p>7,202,986</text:p>
          </table:table-cell>
          <table:table-cell office:value-type="float" office:value="4800532" table:style-name="ce12">
            <text:p>4,800,532</text:p>
          </table:table-cell>
          <table:table-cell office:value-type="float" office:value="88857" table:style-name="ce12">
            <text:p>88,857</text:p>
          </table:table-cell>
          <table:table-cell office:value-type="float" office:value="80541" table:style-name="ce12">
            <text:p>80,541</text:p>
          </table:table-cell>
          <table:table-cell office:value-type="float" office:value="13095873" table:style-name="ce12">
            <text:p>13,095,873</text:p>
          </table:table-cell>
          <table:table-cell office:value-type="float" office:value="28048840" table:style-name="ce12">
            <text:p>28,048,840</text:p>
          </table:table-cell>
          <table:table-cell office:value-type="float" office:value="43296698" table:style-name="ce12">
            <text:p>43,296,698</text:p>
          </table:table-cell>
          <table:table-cell office:value-type="float" office:value="268651" table:style-name="ce12">
            <text:p>268,651</text:p>
          </table:table-cell>
          <table:table-cell office:value-type="float" office:value="0.22" table:style-name="ce13">
            <text:p>0.22</text:p>
          </table:table-cell>
          <table:table-cell office:value-type="float" office:value="0.01" table:style-name="ce13">
            <text:p>0.01</text:p>
          </table:table-cell>
          <table:table-cell office:value-type="float" office:value="378.29" table:style-name="ce13">
            <text:p>378.29</text:p>
          </table:table-cell>
          <table:table-cell office:value-type="float" office:value="47282" table:style-name="ce12">
            <text:p>47,282</text:p>
          </table:table-cell>
          <table:table-cell office:value-type="float" office:value="508333" table:style-name="ce12">
            <text:p>508,333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凱基商業銀行</text:p>
          </table:table-cell>
          <table:table-cell office:value-type="float" office:value="378701" table:style-name="ce12">
            <text:p>378,701</text:p>
          </table:table-cell>
          <table:table-cell office:value-type="float" office:value="180043" table:style-name="ce12">
            <text:p>180,043</text:p>
          </table:table-cell>
          <table:table-cell office:value-type="float" office:value="1097" table:style-name="ce12">
            <text:p>1,097</text:p>
          </table:table-cell>
          <table:table-cell office:value-type="float" office:value="1729" table:style-name="ce12">
            <text:p>1,729</text:p>
          </table:table-cell>
          <table:table-cell office:value-type="float" office:value="1188017" table:style-name="ce12">
            <text:p>1,188,017</text:p>
          </table:table-cell>
          <table:table-cell office:value-type="float" office:value="979087" table:style-name="ce12">
            <text:p>979,087</text:p>
          </table:table-cell>
          <table:table-cell office:value-type="float" office:value="1230284" table:style-name="ce12">
            <text:p>1,230,284</text:p>
          </table:table-cell>
          <table:table-cell office:value-type="float" office:value="7487" table:style-name="ce12">
            <text:p>7,487</text:p>
          </table:table-cell>
          <table:table-cell office:value-type="float" office:value="1.1100000000000001" table:style-name="ce13">
            <text:p>1.11</text:p>
          </table:table-cell>
          <table:table-cell office:value-type="float" office:value="0.79" table:style-name="ce13">
            <text:p>0.79</text:p>
          </table:table-cell>
          <table:table-cell office:value-type="float" office:value="149.47" table:style-name="ce13">
            <text:p>149.47</text:p>
          </table:table-cell>
          <table:table-cell office:value-type="float" office:value="7758" table:style-name="ce12">
            <text:p>7,758</text:p>
          </table:table-cell>
          <table:table-cell office:value-type="float" office:value="74549" table:style-name="ce12">
            <text:p>74,549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星展(台灣)商業銀行</text:p>
          </table:table-cell>
          <table:table-cell office:value-type="float" office:value="3327649" table:style-name="ce12">
            <text:p>3,327,649</text:p>
          </table:table-cell>
          <table:table-cell office:value-type="float" office:value="2277962" table:style-name="ce12">
            <text:p>2,277,962</text:p>
          </table:table-cell>
          <table:table-cell office:value-type="float" office:value="11584" table:style-name="ce12">
            <text:p>11,584</text:p>
          </table:table-cell>
          <table:table-cell office:value-type="float" office:value="44577" table:style-name="ce12">
            <text:p>44,577</text:p>
          </table:table-cell>
          <table:table-cell office:value-type="float" office:value="8517539" table:style-name="ce12">
            <text:p>8,517,539</text:p>
          </table:table-cell>
          <table:table-cell office:value-type="float" office:value="13574826" table:style-name="ce12">
            <text:p>13,574,826</text:p>
          </table:table-cell>
          <table:table-cell office:value-type="float" office:value="21868949" table:style-name="ce12">
            <text:p>21,868,949</text:p>
          </table:table-cell>
          <table:table-cell office:value-type="float" office:value="124559" table:style-name="ce12">
            <text:p>124,559</text:p>
          </table:table-cell>
          <table:table-cell office:value-type="float" office:value="0.86" table:style-name="ce13">
            <text:p>0.86</text:p>
          </table:table-cell>
          <table:table-cell office:value-type="float" office:value="0.02" table:style-name="ce13">
            <text:p>0.02</text:p>
          </table:table-cell>
          <table:table-cell office:value-type="float" office:value="358.64" table:style-name="ce13">
            <text:p>358.64</text:p>
          </table:table-cell>
          <table:table-cell office:value-type="float" office:value="50679" table:style-name="ce12">
            <text:p>50,679</text:p>
          </table:table-cell>
          <table:table-cell office:value-type="float" office:value="293981" table:style-name="ce12">
            <text:p>293,981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台新國際商業銀行</text:p>
          </table:table-cell>
          <table:table-cell office:value-type="float" office:value="6500524" table:style-name="ce12">
            <text:p>6,500,524</text:p>
          </table:table-cell>
          <table:table-cell office:value-type="float" office:value="4538190" table:style-name="ce12">
            <text:p>4,538,190</text:p>
          </table:table-cell>
          <table:table-cell office:value-type="float" office:value="58890" table:style-name="ce12">
            <text:p>58,890</text:p>
          </table:table-cell>
          <table:table-cell office:value-type="float" office:value="53354" table:style-name="ce12">
            <text:p>53,354</text:p>
          </table:table-cell>
          <table:table-cell office:value-type="float" office:value="10343177" table:style-name="ce12">
            <text:p>10,343,177</text:p>
          </table:table-cell>
          <table:table-cell office:value-type="float" office:value="25025633" table:style-name="ce12">
            <text:p>25,025,633</text:p>
          </table:table-cell>
          <table:table-cell office:value-type="float" office:value="40810812" table:style-name="ce12">
            <text:p>40,810,812</text:p>
          </table:table-cell>
          <table:table-cell office:value-type="float" office:value="127096" table:style-name="ce12">
            <text:p>127,096</text:p>
          </table:table-cell>
          <table:table-cell office:value-type="float" office:value="0.17" table:style-name="ce13">
            <text:p>0.17</text:p>
          </table:table-cell>
          <table:table-cell office:value-type="float" office:value="0.01" table:style-name="ce13">
            <text:p>0.01</text:p>
          </table:table-cell>
          <table:table-cell office:value-type="float" office:value="868.3" table:style-name="ce13">
            <text:p>868.30</text:p>
          </table:table-cell>
          <table:table-cell office:value-type="float" office:value="27817" table:style-name="ce12">
            <text:p>27,817</text:p>
          </table:table-cell>
          <table:table-cell office:value-type="float" office:value="264071" table:style-name="ce12">
            <text:p>264,071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安泰商業銀行</text:p>
          </table:table-cell>
          <table:table-cell office:value-type="float" office:value="126222" table:style-name="ce12">
            <text:p>126,222</text:p>
          </table:table-cell>
          <table:table-cell office:value-type="float" office:value="56011" table:style-name="ce12">
            <text:p>56,011</text:p>
          </table:table-cell>
          <table:table-cell office:value-type="float" office:value="568" table:style-name="ce12">
            <text:p>568</text:p>
          </table:table-cell>
          <table:table-cell office:value-type="float" office:value="286" table:style-name="ce12">
            <text:p>286</text:p>
          </table:table-cell>
          <table:table-cell office:value-type="float" office:value="159695" table:style-name="ce12">
            <text:p>159,695</text:p>
          </table:table-cell>
          <table:table-cell office:value-type="float" office:value="1259264" table:style-name="ce12">
            <text:p>1,259,264</text:p>
          </table:table-cell>
          <table:table-cell office:value-type="float" office:value="392291" table:style-name="ce12">
            <text:p>392,291</text:p>
          </table:table-cell>
          <table:table-cell office:value-type="float" office:value="350" table:style-name="ce12">
            <text:p>350</text:p>
          </table:table-cell>
          <table:table-cell office:value-type="float" office:value="0.18" table:style-name="ce13">
            <text:p>0.18</text:p>
          </table:table-cell>
          <table:table-cell office:value-type="float" office:value="0.03" table:style-name="ce13">
            <text:p>0.03</text:p>
          </table:table-cell>
          <table:table-cell office:value-type="float" office:value="494.49" table:style-name="ce13">
            <text:p>494.49</text:p>
          </table:table-cell>
          <table:table-cell office:value-type="float" office:value="4713" table:style-name="ce12">
            <text:p>4,713</text:p>
          </table:table-cell>
          <table:table-cell office:value-type="float" office:value="8996" table:style-name="ce12">
            <text:p>8,996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中國信託商業銀行</text:p>
          </table:table-cell>
          <table:table-cell office:value-type="float" office:value="9043746" table:style-name="ce12">
            <text:p>9,043,746</text:p>
          </table:table-cell>
          <table:table-cell office:value-type="float" office:value="5755575" table:style-name="ce12">
            <text:p>5,755,575</text:p>
          </table:table-cell>
          <table:table-cell office:value-type="float" office:value="90561" table:style-name="ce12">
            <text:p>90,561</text:p>
          </table:table-cell>
          <table:table-cell office:value-type="float" office:value="53164" table:style-name="ce12">
            <text:p>53,164</text:p>
          </table:table-cell>
          <table:table-cell office:value-type="float" office:value="16292482" table:style-name="ce12">
            <text:p>16,292,482</text:p>
          </table:table-cell>
          <table:table-cell office:value-type="float" office:value="36510312" table:style-name="ce12">
            <text:p>36,510,312</text:p>
          </table:table-cell>
          <table:table-cell office:value-type="float" office:value="61886475" table:style-name="ce12">
            <text:p>61,886,475</text:p>
          </table:table-cell>
          <table:table-cell office:value-type="float" office:value="547578" table:style-name="ce12">
            <text:p>547,578</text:p>
          </table:table-cell>
          <table:table-cell office:value-type="float" office:value="0.13" table:style-name="ce13">
            <text:p>0.13</text:p>
          </table:table-cell>
          <table:table-cell office:value-type="float" office:value="0" table:style-name="ce13">
            <text:p>0.00</text:p>
          </table:table-cell>
          <table:table-cell office:value-type="float" office:value="357.51" table:style-name="ce13">
            <text:p>357.51</text:p>
          </table:table-cell>
          <table:table-cell office:value-type="float" office:value="90531" table:style-name="ce12">
            <text:p>90,531</text:p>
          </table:table-cell>
          <table:table-cell office:value-type="float" office:value="831013" table:style-name="ce12">
            <text:p>831,013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台灣樂天信用卡股份有限公司</text:p>
          </table:table-cell>
          <table:table-cell office:value-type="float" office:value="499715" table:style-name="ce12">
            <text:p>499,715</text:p>
          </table:table-cell>
          <table:table-cell office:value-type="float" office:value="200259" table:style-name="ce12">
            <text:p>200,259</text:p>
          </table:table-cell>
          <table:table-cell office:value-type="float" office:value="3601" table:style-name="ce12">
            <text:p>3,601</text:p>
          </table:table-cell>
          <table:table-cell office:value-type="float" office:value="2522" table:style-name="ce12">
            <text:p>2,522</text:p>
          </table:table-cell>
          <table:table-cell office:value-type="float" office:value="625286" table:style-name="ce12">
            <text:p>625,286</text:p>
          </table:table-cell>
          <table:table-cell office:value-type="float" office:value="688995" table:style-name="ce12">
            <text:p>688,995</text:p>
          </table:table-cell>
          <table:table-cell office:value-type="float" office:value="947998" table:style-name="ce12">
            <text:p>947,998</text:p>
          </table:table-cell>
          <table:table-cell office:value-type="float" office:value="6293" table:style-name="ce12">
            <text:p>6,293</text:p>
          </table:table-cell>
          <table:table-cell office:value-type="float" office:value="2.23" table:style-name="ce13">
            <text:p>2.23</text:p>
          </table:table-cell>
          <table:table-cell office:value-type="float" office:value="1.1299999999999999" table:style-name="ce13">
            <text:p>1.13</text:p>
          </table:table-cell>
          <table:table-cell office:value-type="float" office:value="164.59" table:style-name="ce13">
            <text:p>164.59</text:p>
          </table:table-cell>
          <table:table-cell office:value-type="float" office:value="845" table:style-name="ce12">
            <text:p>845</text:p>
          </table:table-cell>
          <table:table-cell office:value-type="float" office:value="8820" table:style-name="ce12">
            <text:p>8,820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台灣美國運通國際(股)公司</text:p>
          </table:table-cell>
          <table:table-cell office:value-type="float" office:value="188767" table:style-name="ce12">
            <text:p>188,767</text:p>
          </table:table-cell>
          <table:table-cell office:value-type="float" office:value="124343" table:style-name="ce12">
            <text:p>124,343</text:p>
          </table:table-cell>
          <table:table-cell office:value-type="float" office:value="2988" table:style-name="ce12">
            <text:p>2,988</text:p>
          </table:table-cell>
          <table:table-cell office:value-type="float" office:value="2458" table:style-name="ce12">
            <text:p>2,458</text:p>
          </table:table-cell>
          <table:table-cell office:value-type="float" office:value="290773" table:style-name="ce12">
            <text:p>290,773</text:p>
          </table:table-cell>
          <table:table-cell office:value-type="float" office:value="0" table:style-name="ce12">
            <text:p>0</text:p>
          </table:table-cell>
          <table:table-cell office:value-type="float" office:value="5932708" table:style-name="ce12">
            <text:p>5,932,708</text:p>
          </table:table-cell>
          <table:table-cell office:value-type="float" office:value="954" table:style-name="ce12">
            <text:p>954</text:p>
          </table:table-cell>
          <table:table-cell office:value-type="float" office:value="0.12" table:style-name="ce13">
            <text:p>0.12</text:p>
          </table:table-cell>
          <table:table-cell office:value-type="float" office:value="0" table:style-name="ce13">
            <text:p>0.00</text:p>
          </table:table-cell>
          <table:table-cell office:value-type="float" office:value="782.5" table:style-name="ce13">
            <text:p>782.50</text:p>
          </table:table-cell>
          <table:table-cell office:value-type="float" office:value="9452" table:style-name="ce12">
            <text:p>9,452</text:p>
          </table:table-cell>
          <table:table-cell office:value-type="float" office:value="55429" table:style-name="ce12">
            <text:p>55,429</text:p>
          </table:table-cell>
          <table:table-cell table:number-columns-repeated="16370"/>
        </table:table-row>
        <table:table-row table:style-name="ro4">
          <table:table-cell office:value-type="string" table:style-name="ce14">
            <text:p>總計</text:p>
          </table:table-cell>
          <table:table-cell office:value-type="float" office:value="57961540" table:style-name="ce12">
            <text:p>57,961,540</text:p>
          </table:table-cell>
          <table:table-cell office:value-type="float" office:value="37639601" table:style-name="ce12">
            <text:p>37,639,601</text:p>
          </table:table-cell>
          <table:table-cell office:value-type="float" office:value="571927" table:style-name="ce12">
            <text:p>571,927</text:p>
          </table:table-cell>
          <table:table-cell office:value-type="float" office:value="424489" table:style-name="ce12">
            <text:p>424,489</text:p>
          </table:table-cell>
          <table:table-cell office:value-type="float" office:value="104394904" table:style-name="ce12">
            <text:p>104,394,904</text:p>
          </table:table-cell>
          <table:table-cell office:value-type="float" office:value="207845104" table:style-name="ce12">
            <text:p>207,845,104</text:p>
          </table:table-cell>
          <table:table-cell office:value-type="float" office:value="366674790" table:style-name="ce12">
            <text:p>366,674,790</text:p>
          </table:table-cell>
          <table:table-cell office:value-type="float" office:value="1740689" table:style-name="ce12">
            <text:p>1,740,689</text:p>
          </table:table-cell>
          <table:table-cell office:value-type="float" office:value="0.22409905129941909" table:style-name="ce13">
            <text:p>0.22</text:p>
          </table:table-cell>
          <table:table-cell office:value-type="float" office:value="0.02" table:style-name="ce13">
            <text:p>0.02</text:p>
          </table:table-cell>
          <table:table-cell office:value-type="float" office:value="486.7003193467861" table:style-name="ce13">
            <text:p>486.70</text:p>
          </table:table-cell>
          <table:table-cell office:value-type="float" office:value="445038" table:style-name="ce12">
            <text:p>445,038</text:p>
          </table:table-cell>
          <table:table-cell office:value-type="float" office:value="4283144" table:style-name="ce12">
            <text:p>4,283,144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15">
            <text:p>一、資料來源：各金融機構自行申報。</text:p>
          </table:table-cell>
          <table:table-cell table:number-columns-repeated="16383" table:style-name="ce16"/>
        </table:table-row>
        <table:table-row table:style-name="ro4">
          <table:table-cell office:value-type="string" table:style-name="ce15">
            <text:p>二、揭露項目及認定標準：</text:p>
          </table:table-cell>
          <table:table-cell table:number-columns-repeated="16383" table:style-name="ce16"/>
        </table:table-row>
        <table:table-row table:style-name="ro4">
          <table:table-cell office:value-type="string" table:style-name="ce15">
            <text:p>　1.流通卡數：發卡總數減停卡總數，且卡片狀況為正常者。</text:p>
          </table:table-cell>
          <table:table-cell table:number-columns-repeated="16383" table:style-name="ce16"/>
        </table:table-row>
        <table:table-row table:style-name="ro4">
          <table:table-cell office:value-type="string" table:style-name="ce15">
            <text:p>　2.有效卡數：最近六個月有消費紀錄之卡，不含Debit卡，只有郵購分期交易亦算有效卡，不含只有循環繳款之卡片。</text:p>
          </table:table-cell>
          <table:table-cell table:number-columns-repeated="16383" table:style-name="ce16"/>
        </table:table-row>
        <table:table-row table:style-name="ro4">
          <table:table-cell office:value-type="string" table:style-name="ce15">
            <text:p>　3.當月發卡數：不含補發卡、續卡。</text:p>
          </table:table-cell>
          <table:table-cell table:number-columns-repeated="16383" table:style-name="ce16"/>
        </table:table-row>
        <table:table-row table:style-name="ro4">
          <table:table-cell office:value-type="string" table:style-name="ce15">
            <text:p>　4.當月停卡數：指新增停卡部分。</text:p>
          </table:table-cell>
          <table:table-cell table:number-columns-repeated="16383" table:style-name="ce16"/>
        </table:table-row>
        <table:table-row table:style-name="ro4">
          <table:table-cell office:value-type="string" table:style-name="ce15">
            <text:p>　5.循環信用餘額：係指持卡人使用循環信用之餘額。</text:p>
          </table:table-cell>
          <table:table-cell table:number-columns-repeated="16383" table:style-name="ce16"/>
        </table:table-row>
        <table:table-row table:style-name="ro4">
          <table:table-cell office:value-type="string" table:style-name="ce15">
            <text:p>　6.未到期分期付款餘額：包括預借現金分期、消費帳款分期及帳單分期。</text:p>
          </table:table-cell>
          <table:table-cell table:number-columns-repeated="16383" table:style-name="ce16"/>
        </table:table-row>
        <table:table-row table:style-name="ro4">
          <table:table-cell office:value-type="string" table:style-name="ce15">
            <text:p>　7.當月簽帳金額：係指持卡人當月刷卡消費金額，如屬分期消費帳款應於消費當月全數申報本欄。</text:p>
          </table:table-cell>
          <table:table-cell table:number-columns-repeated="16383" table:style-name="ce16"/>
        </table:table-row>
        <table:table-row table:style-name="ro4">
          <table:table-cell office:value-type="string" table:style-name="ce15">
            <text:p>　8.當月預借現金金額：係指持卡人當月動用預借現金金額，如屬分期預借現金應於動用當月全數申報本欄。</text:p>
          </table:table-cell>
          <table:table-cell table:number-columns-repeated="16383" table:style-name="ce16"/>
        </table:table-row>
        <table:table-row table:style-name="ro4">
          <table:table-cell office:value-type="string" table:style-name="ce15">
            <text:p>　9.逾期帳款：指持卡人每月繳款金額未達最低應繳金額、及雖未超逾期限但已向主、從債務人訴追者，其應付帳款。</text:p>
          </table:table-cell>
          <table:table-cell table:number-columns-repeated="16383" table:style-name="ce16"/>
        </table:table-row>
        <table:table-row table:style-name="ro4">
          <table:table-cell office:value-type="string" table:style-name="ce15">
            <text:p>　　　　　　　若持卡人已逾期達數月，而嗣後繳付金額僅涵蓋一個月的最低應繳金額，則逾期期間減少一個月，須</text:p>
          </table:table-cell>
          <table:table-cell table:number-columns-repeated="16383" table:style-name="ce16"/>
        </table:table-row>
        <table:table-row table:style-name="ro4">
          <table:table-cell office:value-type="string" table:style-name="ce15">
            <text:p>　　　　　　　俟持卡人將所積欠各期最低應繳金額全部償還後，始得回復為未逾期。</text:p>
          </table:table-cell>
          <table:table-cell table:number-columns-repeated="16383" table:style-name="ce16"/>
        </table:table-row>
        <table:table-row table:style-name="ro4">
          <table:table-cell office:value-type="string" table:style-name="ce15">
            <text:p>　10.備抵呆帳提足率：實際提列備抵呆帳占應提備抵呆帳之比率。</text:p>
          </table:table-cell>
          <table:table-cell table:number-columns-repeated="16383" table:style-name="ce16"/>
        </table:table-row>
        <table:table-row table:number-rows-repeated="1048524" table:style-name="ro2">
          <table:table-cell table:number-columns-repeated="16384"/>
        </table:table-row>
        <table:named-expressions>
          <table:named-range table:name="外部資料_1" table:cell-range-address="11211.$A$1:11211.$N$22" table:base-cell-address="1121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196850393700787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196850393700787in" fo:margin-right="0.196850393700787in" fo:margin-bottom="0in"/>
      </style:header-style>
      <style:footer-style>
        <style:header-footer-properties fo:min-height="0.45in" fo:margin-left="0.196850393700787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邱靖雯</meta:initial-creator>
    <dc:creator>邱靖雯</dc:creator>
    <meta:creation-date>2023-12-25T05:58:00Z</meta:creation-date>
    <dc:date>2023-12-25T05:58:45Z</dc:date>
  </office:meta>
</office:document-meta>
</file>